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332341" officeooo:paragraph-rsid="00332341" style:font-style-asian="italic" style:font-style-complex="italic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6f151"/>
    </style:style>
    <style:style style:name="T3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1">Pregunta 1:</text:span></text:span> ¿Qué es un script en el contexto de Linux y cuál es su función principal?</text:p>
      <text:p text:style-name="P4"><text:span text:style-name="Strong_20_Emphasis"><text:span text:style-name="T1">Respuesta 1:</text:span></text:span> Un script es un archivo que contiene una serie de comandos de shell que pueden ser ejecutados secuencialmente. Su función principal es automatizar tareas y realizar acciones específicas.</text:p>
      <text:p text:style-name="Horizontal_20_Line"/>
      <text:p text:style-name="P4"><text:span text:style-name="Strong_20_Emphasis"><text:span text:style-name="T1">Pregunta 2:</text:span></text:span> ¿Cuál es la extensión de archivo comúnmente utilizada para los scripts de shell en Linux?</text:p>
      <text:p text:style-name="P4"><text:span text:style-name="Strong_20_Emphasis"><text:span text:style-name="T1">Respuesta 2:</text:span></text:span> La extensión de archivo comúnmente utilizada para los scripts de shell en Linux es <text:span text:style-name="Source_20_Text"><text:span text:style-name="T1">.sh</text:span></text:span>.</text:p>
      <text:p text:style-name="Horizontal_20_Line"/>
      <text:p text:style-name="P4"><text:span text:style-name="Strong_20_Emphasis"><text:span text:style-name="T1">Pregunta 3:</text:span></text:span> ¿Cuál es el intérprete de shell predeterminado en la mayoría de las distribuciones de Linux?</text:p>
      <text:p text:style-name="P4"><text:span text:style-name="Strong_20_Emphasis"><text:span text:style-name="T1">Respuesta 3:</text:span></text:span> El intérprete de shell predeterminado en la mayoría de las distribuciones de Linux es Bash (Bourne Again Shell).</text:p>
      <text:p text:style-name="Horizontal_20_Line"/>
      <text:p text:style-name="P4"><text:span text:style-name="Strong_20_Emphasis"><text:span text:style-name="T1">Pregunta 4:</text:span></text:span> ¿Cuál es el comando en la línea de comandos para ejecutar un script de shell en Linux?</text:p>
      <text:p text:style-name="P4"><text:span text:style-name="Strong_20_Emphasis"><text:span text:style-name="T1">Respuesta 4:</text:span></text:span> El comando para ejecutar un script de shell en Linux es <text:span text:style-name="Source_20_Text"><text:span text:style-name="T1">./nombre_del_script.sh</text:span></text:span>.</text:p>
      <text:p text:style-name="Horizontal_20_Line"/>
      <text:p text:style-name="P4"><text:span text:style-name="Strong_20_Emphasis"><text:span text:style-name="T1">Pregunta 5:</text:span></text:span> ¿Qué significa el shebang (<text:span text:style-name="Source_20_Text"><text:span text:style-name="T1">#!/bin/bash</text:span></text:span>) al principio de un script de shell?</text:p>
      <text:p text:style-name="P4"><text:span text:style-name="Strong_20_Emphasis"><text:span text:style-name="T1">Respuesta 5:</text:span></text:span> El shebang (<text:span text:style-name="Source_20_Text"><text:span text:style-name="T1">#!/bin/bash</text:span></text:span>) al principio de un script de shell indica la ruta al intérprete de shell que debe usarse para ejecutar el script.</text:p>
      <text:p text:style-name="Horizontal_20_Line"/>
      <text:p text:style-name="P4"><text:span text:style-name="Strong_20_Emphasis"><text:span text:style-name="T1">Pregunta 6:</text:span></text:span> ¿Cuál es el propósito de los comentarios en un script de shell?</text:p>
      <text:p text:style-name="P4"><text:span text:style-name="Strong_20_Emphasis"><text:span text:style-name="T1">Respuesta 6:</text:span></text:span> Los comentarios en un script de shell se utilizan para proporcionar información y documentación sobre el script. No se ejecutan como comandos.</text:p>
      <text:p text:style-name="Horizontal_20_Line"/>
      <text:p text:style-name="P4"><text:span text:style-name="Strong_20_Emphasis"><text:span text:style-name="T1">Pregunta 7:</text:span></text:span> ¿Cuál es el operador de concatenación de cadenas en un script de shell?</text:p>
      <text:p text:style-name="P4"><text:soft-page-break/><text:span text:style-name="Strong_20_Emphasis"><text:span text:style-name="T1">Respuesta 7:</text:span></text:span> El operador de concatenación de cadenas en un script de shell es <text:span text:style-name="Source_20_Text"><text:span text:style-name="T1">+</text:span></text:span>.</text:p>
      <text:p text:style-name="Horizontal_20_Line"/>
      <text:p text:style-name="P4"><text:span text:style-name="Strong_20_Emphasis"><text:span text:style-name="T1">Pregunta 8:</text:span></text:span> ¿Cuál es el operador de comparación para igualdad en una expresión condicional de un script de shell?</text:p>
      <text:p text:style-name="P4"><text:span text:style-name="Strong_20_Emphasis"><text:span text:style-name="T1">Respuesta 8:</text:span></text:span> El operador de comparación para igualdad en una expresión condicional de un script de shell es <text:span text:style-name="Source_20_Text"><text:span text:style-name="T1">==</text:span></text:span>.</text:p>
      <text:p text:style-name="Horizontal_20_Line"/>
      <text:p text:style-name="P4"><text:span text:style-name="Strong_20_Emphasis"><text:span text:style-name="T1">Pregunta 9:</text:span></text:span> ¿Cuál es el operador de comparación para desigualdad en una expresión condicional de un script de shell?</text:p>
      <text:p text:style-name="P4"><text:span text:style-name="Strong_20_Emphasis"><text:span text:style-name="T1">Respuesta 9:</text:span></text:span> El operador de comparación para desigualdad en una expresión condicional de un script de shell es <text:span text:style-name="Source_20_Text"><text:span text:style-name="T1">!=</text:span></text:span>.</text:p>
      <text:p text:style-name="Horizontal_20_Line"/>
      <text:p text:style-name="P4"><text:span text:style-name="Strong_20_Emphasis"><text:span text:style-name="T1">Pregunta 10:</text:span></text:span> ¿Cuál es el comando en la línea de comandos para dar permisos de ejecución a un script de shell?</text:p>
      <text:p text:style-name="P4"><text:span text:style-name="Strong_20_Emphasis"><text:span text:style-name="T1">Respuesta 10:</text:span></text:span> El comando para dar permisos de ejecución a un script de shell es <text:span text:style-name="Source_20_Text"><text:span text:style-name="T1">chmod +x nombre_del_script.sh</text:span></text:span>.</text:p>
      <text:p text:style-name="Horizontal_20_Line"/>
      <text:p text:style-name="P4"><text:span text:style-name="Strong_20_Emphasis"><text:span text:style-name="T1">Pregunta 11:</text:span></text:span> ¿Qué es una variable en un script de shell y cómo se declara?</text:p>
      <text:p text:style-name="P4"><text:span text:style-name="Strong_20_Emphasis"><text:span text:style-name="T1">Respuesta 11:</text:span></text:span> Una variable en un script de shell es un contenedor que almacena datos. Se declara asignando un valor a un nombre, por ejemplo: <text:span text:style-name="Source_20_Text"><text:span text:style-name="T1">variable="valor"</text:span></text:span>.</text:p>
      <text:p text:style-name="Horizontal_20_Line"/>
      <text:p text:style-name="P4"><text:span text:style-name="Strong_20_Emphasis"><text:span text:style-name="T1">Pregunta 12:</text:span></text:span> ¿Cómo se obtiene el valor de una variable en un script de shell?</text:p>
      <text:p text:style-name="P4"><text:span text:style-name="Strong_20_Emphasis"><text:span text:style-name="T1">Respuesta 12:</text:span></text:span> El valor de una variable se obtiene precediendo su nombre con el signo de dólar <text:span text:style-name="Source_20_Text"><text:span text:style-name="T1">$</text:span></text:span>, por ejemplo: <text:span text:style-name="Source_20_Text"><text:span text:style-name="T1">$variable</text:span></text:span>.</text:p>
      <text:p text:style-name="Horizontal_20_Line"/>
      <text:p text:style-name="P4"><text:span text:style-name="Strong_20_Emphasis"><text:span text:style-name="T1">Pregunta 13:</text:span></text:span> ¿Cuál es el propósito de un bucle en un script de shell?</text:p>
      <text:p text:style-name="P4"><text:span text:style-name="Strong_20_Emphasis"><text:span text:style-name="T1">Respuesta 13:</text:span></text:span> Un bucle se utiliza en un script de shell para repetir un conjunto de comandos varias veces, basado en una condición o un número predefinido de iteraciones.</text:p>
      <text:p text:style-name="Horizontal_20_Line"/>
      <text:p text:style-name="P4"><text:soft-page-break/><text:span text:style-name="Strong_20_Emphasis"><text:span text:style-name="T1">Pregunta 14:</text:span></text:span> ¿Cuál es el comando en la línea de comandos para ejecutar un script de shell en segundo plano?</text:p>
      <text:p text:style-name="P4"><text:span text:style-name="Strong_20_Emphasis"><text:span text:style-name="T1">Respuesta 14:</text:span></text:span> El comando para ejecutar un script de shell en segundo plano es <text:span text:style-name="Source_20_Text"><text:span text:style-name="T1">./nombre_del_script.sh &amp;</text:span></text:span>.</text:p>
      <text:p text:style-name="Horizontal_20_Line"/>
      <text:p text:style-name="P4"><text:span text:style-name="Strong_20_Emphasis"><text:span text:style-name="T1">Pregunta 15:</text:span></text:span> ¿Cuál es el propósito de la estructura de control <text:span text:style-name="Source_20_Text"><text:span text:style-name="T1">if</text:span></text:span> en un script de shell?</text:p>
      <text:p text:style-name="P4"><text:span text:style-name="Strong_20_Emphasis"><text:span text:style-name="T1">Respuesta 15:</text:span></text:span> La estructura de control <text:span text:style-name="Source_20_Text"><text:span text:style-name="T1">if</text:span></text:span> se utiliza en un script de shell para realizar pruebas condicionales y tomar decisiones basadas en el resultado de esas pruebas.</text:p>
      <text:p text:style-name="Horizontal_20_Line"/>
      <text:p text:style-name="P4"><text:span text:style-name="Strong_20_Emphasis"><text:span text:style-name="T1">Pregunta 16:</text:span></text:span> ¿Cuál es el propósito de la estructura de control <text:span text:style-name="Source_20_Text"><text:span text:style-name="T1">for</text:span></text:span> en un script de shell?</text:p>
      <text:p text:style-name="P4"><text:span text:style-name="Strong_20_Emphasis"><text:span text:style-name="T1">Respuesta 16:</text:span></text:span> La estructura de control <text:span text:style-name="Source_20_Text"><text:span text:style-name="T1">for</text:span></text:span> se utiliza en un script de shell para realizar bucles que iteran sobre un conjunto de elementos, como una lista de archivos.</text:p>
      <text:p text:style-name="Horizontal_20_Line"/>
      <text:p text:style-name="P4"><text:span text:style-name="Strong_20_Emphasis"><text:span text:style-name="T1">Pregunta 17:</text:span></text:span> ¿Cuál es el propósito de la estructura de control <text:span text:style-name="Source_20_Text"><text:span text:style-name="T1">while</text:span></text:span> en un script de shell?</text:p>
      <text:p text:style-name="P4"><text:span text:style-name="Strong_20_Emphasis"><text:span text:style-name="T1">Respuesta 17:</text:span></text:span> La estructura de control <text:span text:style-name="Source_20_Text"><text:span text:style-name="T1">while</text:span></text:span> se utiliza en un script de shell para realizar bucles basados en una condición que debe ser verdadera para que el bucle se ejecute.</text:p>
      <text:p text:style-name="Horizontal_20_Line"/>
      <text:p text:style-name="P4"><text:span text:style-name="Strong_20_Emphasis"><text:span text:style-name="T1">Pregunta 18:</text:span></text:span> ¿Cuál es el propósito del comando <text:span text:style-name="Source_20_Text"><text:span text:style-name="T1">case</text:span></text:span> en un script de shell?</text:p>
      <text:p text:style-name="P4"><text:span text:style-name="Strong_20_Emphasis"><text:span text:style-name="T1">Respuesta 18:</text:span></text:span> El comando <text:span text:style-name="Source_20_Text"><text:span text:style-name="T1">case</text:span></text:span> se utiliza en un script de shell para realizar múltiples pruebas de igualdad en una variable y ejecutar comandos basados en la coincidencia con una de las pruebas.</text:p>
      <text:p text:style-name="Horizontal_20_Line"/>
      <text:p text:style-name="P4"><text:span text:style-name="Strong_20_Emphasis"><text:span text:style-name="T1">Pregunta 19:</text:span></text:span> ¿Cuál es el propósito del comando <text:span text:style-name="Source_20_Text"><text:span text:style-name="T1">echo</text:span></text:span> en un script de shell?</text:p>
      <text:p text:style-name="P4"><text:span text:style-name="Strong_20_Emphasis"><text:span text:style-name="T1">Respuesta 19:</text:span></text:span> El comando <text:span text:style-name="Source_20_Text"><text:span text:style-name="T1">echo</text:span></text:span> se utiliza para mostrar texto en la salida estándar (generalmente la pantalla) en un script de shell.</text:p>
      <text:p text:style-name="Horizontal_20_Line"/>
      <text:p text:style-name="P4"><text:span text:style-name="Strong_20_Emphasis"><text:span text:style-name="T1">Pregunta 20:</text:span></text:span> ¿Cuál es el operador de redirección de salida en un script de shell y cómo se utiliza?</text:p>
      <text:p text:style-name="P4"><text:soft-page-break/><text:span text:style-name="Strong_20_Emphasis"><text:span text:style-name="T1">Respuesta 20:</text:span></text:span> El operador de redirección de salida en un script de shell es <text:span text:style-name="Source_20_Text"><text:span text:style-name="T1">&gt;</text:span></text:span>. Se utiliza para redirigir la salida estándar de un comando hacia un archivo en lugar de la pantalla, por ejemplo: <text:span text:style-name="Source_20_Text"><text:span text:style-name="T1">comando &gt; archivo_salida.txt</text:span></text:span>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332341" officeooo:paragraph-rsid="00332341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3"><draw:image xlink:href="Pictures/10000001000001360000004A30263C5DB1AE7E44.png" xlink:type="simple" xlink:show="embed" xlink:actuate="onLoad" draw:mime-type="image/png"/></draw:frame>Shells y scripts</text:p>
        <text:p text:style-name="MP2"><text:s/>Personalizar y escribir scripts sencillos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2:33:57.764362813</dc:date>
    <meta:editing-duration>PT2H29M1S</meta:editing-duration>
    <meta:editing-cycles>39</meta:editing-cycles>
    <meta:generator>LibreOffice/7.4.1.2$Linux_X86_64 LibreOffice_project/3c58a8f3a960df8bc8fd77b461821e42c061c5f0</meta:generator>
    <meta:document-statistic meta:table-count="0" meta:image-count="1" meta:object-count="0" meta:page-count="4" meta:paragraph-count="43" meta:word-count="818" meta:character-count="4720" meta:non-whitespace-character-count="3944"/>
  </office:meta>
</office:document-meta>
</file>